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7000000370C473C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L PGothic" svg:font-family="'VL PGothic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7.3715in" fo:margin-left="-0.0167in" table:align="left" style:writing-mode="lr-tb"/>
    </style:style>
    <style:style style:name="Table2.A" style:family="table-column">
      <style:table-column-properties style:column-width="2.316in"/>
    </style:style>
    <style:style style:name="Table2.B" style:family="table-column">
      <style:table-column-properties style:column-width="2.5076in"/>
    </style:style>
    <style:style style:name="Table2.C" style:family="table-column">
      <style:table-column-properties style:column-width="2.5479in"/>
    </style:style>
    <style:style style:name="Table2.1" style:family="table-row">
      <style:table-row-properties style:min-row-height="0.0097in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C1" style:family="table-cell">
      <style:table-cell-properties fo:padding="0.0382in" fo:border="none"/>
    </style:style>
    <style:style style:name="Table2.A2" style:family="table-cell">
      <style:table-cell-properties style:vertical-align="bottom" fo:padding="0.0382in" fo:border="none"/>
    </style:style>
    <style:style style:name="Table2.3" style:family="table-row">
      <style:table-row-properties style:min-row-height="0.4146in"/>
    </style:style>
    <style:style style:name="Table2.A4" style:family="table-cell">
      <style:table-cell-properties style:vertical-align="middle" fo:padding="0.0382in" fo:border="none"/>
    </style:style>
    <style:style style:name="Table4" style:family="table">
      <style:table-properties style:width="7.3701in" table:align="margins" style:writing-mode="lr-tb"/>
    </style:style>
    <style:style style:name="Table4.A" style:family="table-column">
      <style:table-column-properties style:column-width="1.8424in" style:rel-column-width="16383*"/>
    </style:style>
    <style:style style:name="Table4.D" style:family="table-column">
      <style:table-column-properties style:column-width="1.8431in" style:rel-column-width="16386*"/>
    </style:style>
    <style:style style:name="Table4.A1" style:family="table-cell">
      <style:table-cell-properties fo:padding="0.0382in" fo:border-left="0.5pt solid #cccccc" fo:border-right="none" fo:border-top="0.5pt solid #cccccc" fo:border-bottom="0.5pt solid #cccccc"/>
    </style:style>
    <style:style style:name="Table4.D1" style:family="table-cell">
      <style:table-cell-properties fo:padding="0.0382in" fo:border="0.5pt solid #cccccc"/>
    </style:style>
    <style:style style:name="Table4.A2" style:family="table-cell">
      <style:table-cell-properties fo:padding="0.0382in" fo:border-left="0.5pt solid #cccccc" fo:border-right="none" fo:border-top="none" fo:border-bottom="0.5pt solid #cccccc"/>
    </style:style>
    <style:style style:name="Table4.D2" style:family="table-cell">
      <style:table-cell-properties fo:padding="0.0382in" fo:border-left="0.5pt solid #cccccc" fo:border-right="0.5pt solid #cccccc" fo:border-top="none" fo:border-bottom="0.5pt solid #cccccc"/>
    </style:style>
    <style:style style:name="Table3" style:family="table">
      <style:table-properties style:width="7.3701in" table:align="margins" style:writing-mode="lr-tb"/>
    </style:style>
    <style:style style:name="Table3.A" style:family="table-column">
      <style:table-column-properties style:column-width="2.4764in" style:rel-column-width="22019*"/>
    </style:style>
    <style:style style:name="Table3.B" style:family="table-column">
      <style:table-column-properties style:column-width="0.8201in" style:rel-column-width="7292*"/>
    </style:style>
    <style:style style:name="Table3.C" style:family="table-column">
      <style:table-column-properties style:column-width="0.9792in" style:rel-column-width="8706*"/>
    </style:style>
    <style:style style:name="Table3.E" style:family="table-column">
      <style:table-column-properties style:column-width="0.2826in" style:rel-column-width="2513*"/>
    </style:style>
    <style:style style:name="Table3.F" style:family="table-column">
      <style:table-column-properties style:column-width="0.559in" style:rel-column-width="4970*"/>
    </style:style>
    <style:style style:name="Table3.G" style:family="table-column">
      <style:table-column-properties style:column-width="0.1674in" style:rel-column-width="1488*"/>
    </style:style>
    <style:style style:name="Table3.H" style:family="table-column">
      <style:table-column-properties style:column-width="1.266in" style:rel-column-width="11255*"/>
    </style:style>
    <style:style style:name="Table3.A1" style:family="table-cell">
      <style:table-cell-properties fo:padding="0.0382in" fo:border-left="none" fo:border-right="none" fo:border-top="none" fo:border-bottom="0.9pt solid #000000"/>
    </style:style>
    <style:style style:name="Table3.A2" style:family="table-cell">
      <style:table-cell-properties fo:padding="0.0382in" fo:border="none"/>
    </style:style>
    <style:style style:name="Table3.4" style:family="table-row">
      <style:table-row-properties style:min-row-height="0.2875in"/>
    </style:style>
    <style:style style:name="Table3.D4" style:family="table-cell" style:data-style-name="N4">
      <style:table-cell-properties fo:padding="0.0382in" fo:border="none"/>
    </style:style>
    <style:style style:name="Table3.E7" style:family="table-cell">
      <style:table-cell-properties fo:padding="0.0382in" fo:border-left="none" fo:border-right="none" fo:border-top="0.9pt solid #000000" fo:border-bottom="none"/>
    </style:style>
    <style:style style:name="Table3.G7" style:family="table-cell">
      <style:table-cell-properties fo:padding="0.0382in" fo:border-left="none" fo:border-right="none" fo:border-top="0.9pt solid #000000" fo:border-bottom="none"/>
    </style:style>
    <style:style style:name="P1" style:family="paragraph" style:parent-style-name="Standard">
      <style:paragraph-properties fo:margin-left="0in" fo:margin-right="-0.5209in" fo:text-align="start" style:justify-single-word="false" fo:text-indent="0in" style:auto-text-indent="false" style:shadow="none" style:text-autospace="none" style:writing-mode="lr-tb">
        <style:tab-stops>
          <style:tab-stop style:position="7.8126in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in" fo:margin-right="-0.5209in" fo:text-align="center" style:justify-single-word="false" fo:text-indent="0in" style:auto-text-indent="false" style:shadow="none" style:text-autospace="none" style:writing-mode="lr-tb">
        <style:tab-stops>
          <style:tab-stop style:position="7.8126in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in" fo:margin-right="-0.5209in" fo:text-align="start" style:justify-single-word="false" fo:text-indent="0in" style:auto-text-indent="false" style:shadow="none" style:text-autospace="none" style:writing-mode="lr-tb">
        <style:tab-stops>
          <style:tab-stop style:position="7.8126in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margin-left="0in" fo:margin-right="-0.5209in" fo:text-align="end" style:justify-single-word="false" fo:text-indent="0in" style:auto-text-indent="false" style:shadow="none" style:text-autospace="none" style:writing-mode="lr-tb">
        <style:tab-stops>
          <style:tab-stop style:position="7.8126in"/>
        </style:tab-stops>
      </style:paragraph-properties>
      <style:text-properties style:font-name="Arial1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Footer">
      <style:paragraph-properties fo:margin-left="0in" fo:margin-right="-0.5209in" fo:text-align="center" style:justify-single-word="false" fo:text-indent="0in" style:auto-text-indent="false" style:shadow="none" style:text-autospace="none" style:writing-mode="lr-tb">
        <style:tab-stops>
          <style:tab-stop style:position="7.8126in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0pt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Standard">
      <style:text-properties style:font-name="Arial" fo:font-size="10pt" style:font-size-asian="8.75pt" style:font-size-complex="10pt"/>
    </style:style>
    <style:style style:name="P20" style:family="paragraph" style:parent-style-name="Standard">
      <style:text-properties style:font-name="Arial" fo:font-size="10pt" style:font-size-asian="10pt" style:font-size-complex="10pt"/>
    </style:style>
    <style:style style:name="P21" style:family="paragraph" style:parent-style-name="Standard">
      <style:text-properties style:font-name="Arial" fo:font-size="9pt" style:font-size-asian="9pt" style:font-size-complex="9pt"/>
    </style:style>
    <style:style style:name="P22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0pt" style:font-name-asian="Arial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Shipping Address:</text:p>
            <text:p text:style-name="P21"><text:text-input text:description="&lt;o.partner_shipping_id.name&gt;">company</text:text-input></text:p>
            <text:p text:style-name="P21"><text:text-input text:description="&lt;o.partner_shipping_id.street&gt;">street</text:text-input></text:p>
            <text:p text:style-name="P21"><text:text-input text:description="&lt;o.partner_shipping_id.street2&gt;">street2</text:text-input></text:p>
            <text:p text:style-name="P21"><text:text-input text:description="&lt;o.partner_shipping_id.city&gt;">city</text:text-input> <text:text-input text:description="&lt;o.partner_shipping_id.state_id.name&gt;">state</text:text-input> <text:text-input text:description="&lt;o.partner_shipping_id.zip&gt;">zip</text:text-input></text:p>
            <text:p text:style-name="P21"><text:text-input text:description="&lt;o.partner_shipping_id.country_id.name&gt;">country</text:text-input></text:p>
          </table:table-cell>
          <table:table-cell table:style-name="Table2.A1" office:value-type="string">
            <text:p text:style-name="P22">Invoice Address:</text:p>
            <text:p text:style-name="P21"><text:text-input text:description="&lt;o.partner_invoice_id.name&gt;">company</text:text-input></text:p>
            <text:p text:style-name="P21"><text:text-input text:description="&lt;o.partner_invoice_id.street&gt;">street</text:text-input></text:p>
            <text:p text:style-name="P21"><text:text-input text:description="&lt;o.partner_invoice_id.street2&gt;">street2</text:text-input></text:p>
            <text:p text:style-name="P21"><text:text-input text:description="&lt;o.partner_invoice_id.city&gt;">city</text:text-input> <text:text-input text:description="&lt;o.partner_invoice_id.state_id.name&gt;">state</text:text-input> <text:text-input text:description="&lt;o.partner_invoice_id.zip&gt;">zip</text:text-input></text:p>
            <text:p text:style-name="P21"><text:text-input text:description="&lt;o.partner_invoice_id.country_id.name&gt;">country</text:text-input></text:p>
          </table:table-cell>
          <table:table-cell table:style-name="Table2.C1" office:value-type="string">
            <text:p text:style-name="P21"><text:text-input text:description="&lt;o.partner_id.name&gt;">&lt;o.partner_id.name&gt;</text:text-input></text:p>
            <text:p text:style-name="P21"><text:text-input text:description="&lt;o.partner_id.street&gt;">street</text:text-input></text:p>
            <text:p text:style-name="P21"><text:text-input text:description="&lt;o.partner_id.street2&gt;">street2</text:text-input></text:p>
            <text:p text:style-name="P21"><text:text-input text:description="&lt;o.partner_id.city&gt;">city</text:text-input> <text:text-input text:description="&lt;o.partner_id.state_id&gt;">state</text:text-input> <text:text-input text:description="&lt;o.partner_id.zip&gt;">zip</text:text-input></text:p>
            <text:p text:style-name="P21"><text:text-input text:description="&lt;o.partner_id.country_id.name&gt;">country</text:text-input></text:p>
            <text:p text:style-name="P21"/>
            <text:p text:style-name="P21">Tel: <text:text-input text:description="&lt;o.partner_id.phone&gt;">phone</text:text-input></text:p>
          </table:table-cell>
        </table:table-row>
        <table:table-row>
          <table:table-cell table:style-name="Table2.A2" table:number-rows-spanned="2" table:number-columns-spanned="2" office:value-type="string">
            <text:p text:style-name="P15"><text:text-input text:description="&lt;choose&gt;">&lt;choose&gt;</text:text-input></text:p>
            <text:p text:style-name="P15"><text:text-input text:description="&lt;when test=&quot;o.state != 'draft' and 'sent' &quot;&gt;">&lt;when test="o.state != 'draft' and 'sent' "&gt;</text:text-input></text:p>
            <text:p text:style-name="P15">Order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when test=&quot;o.state == 'draft' or 'sent' &quot;&gt;">&lt;when test="o.state == 'draft' or 'sent' "&gt;</text:text-input></text:p>
            <text:p text:style-name="P15">Quotation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/choose&gt;">&lt;/choose&gt;</text:text-input></text:p>
          </table:table-cell>
          <table:covered-table-cell/>
          <table:table-cell table:style-name="Table2.C1" office:value-type="string">
            <text:p text:style-name="P8"/>
          </table:table-cell>
        </table:table-row>
        <table:table-row table:style-name="Table2.3">
          <table:covered-table-cell/>
          <table:covered-table-cell/>
          <table:table-cell table:style-name="Table2.C1" office:value-type="string">
            <text:p text:style-name="P15"/>
          </table:table-cell>
        </table:table-row>
        <table:table-row>
          <table:table-cell table:style-name="Table2.A4" table:number-columns-spanned="2" office:value-type="string">
            <text:p text:style-name="Standard"/>
          </table:table-cell>
          <table:covered-table-cell/>
          <table:table-cell table:style-name="Table2.C1" office:value-type="string">
            <text:p text:style-name="P8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">Your Reference</text:p>
          </table:table-cell>
          <table:table-cell table:style-name="Table4.A1" office:value-type="string">
            <text:p text:style-name="P13">Date Ordered</text:p>
          </table:table-cell>
          <table:table-cell table:style-name="Table4.A1" office:value-type="string">
            <text:p text:style-name="P13">Salesperson</text:p>
          </table:table-cell>
          <table:table-cell table:style-name="Table4.D1" office:value-type="string">
            <text:p text:style-name="P13">Payment Term</text:p>
          </table:table-cell>
        </table:table-row>
        <table:table-row>
          <table:table-cell table:style-name="Table4.A2" office:value-type="string">
            <text:p text:style-name="P10"><text:text-input text:description="&lt;o.client_order_ref&gt;">customer ref</text:text-input></text:p>
          </table:table-cell>
          <table:table-cell table:style-name="Table4.A2" office:value-type="string">
            <text:p text:style-name="P10"><text:text-input text:description="&lt;formatLang(o.date_order, date=True)&gt;">order date</text:text-input></text:p>
          </table:table-cell>
          <table:table-cell table:style-name="Table4.A2" office:value-type="string">
            <text:p text:style-name="P10"><text:text-input text:description="&lt;o.user_id.name&gt;">&lt;o.user_id.name&gt;</text:text-input></text:p>
          </table:table-cell>
          <table:table-cell table:style-name="Table4.D2" office:value-type="string">
            <text:p text:style-name="P10"><text:text-input text:description="&lt;o.payment_term.name&gt;">payment term</text:text-input>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2">Description</text:p>
            </table:table-cell>
            <table:table-cell table:style-name="Table3.A1" office:value-type="string">
              <text:p text:style-name="P12">Tax</text:p>
            </table:table-cell>
            <table:table-cell table:style-name="Table3.A1" office:value-type="string">
              <text:p text:style-name="P12">Quantity</text:p>
            </table:table-cell>
            <table:table-cell table:style-name="Table3.A1" table:number-columns-spanned="2" office:value-type="string">
              <text:p text:style-name="P12">Unit Price</text:p>
            </table:table-cell>
            <table:covered-table-cell/>
            <table:table-cell table:style-name="Table3.A1" table:number-columns-spanned="2" office:value-type="string">
              <text:p text:style-name="P12">Disc.(%)</text:p>
            </table:table-cell>
            <table:covered-table-cell/>
            <table:table-cell table:style-name="Table3.A1" office:value-type="string">
              <text:p text:style-name="P14">Price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7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20"><text:text-input text:description="&lt;order_line.name&gt;">name</text:text-input></text:p>
          </table:table-cell>
          <table:table-cell table:style-name="Table3.A2" office:value-type="string">
            <text:p text:style-name="P9"><text:text-input text:description="&lt;order_line.tax_id or ''&gt;">taxes</text:text-input></text:p>
          </table:table-cell>
          <table:table-cell table:style-name="Table3.A2" office:value-type="string">
            <text:p text:style-name="P9"><text:text-input text:description="&lt;order_line.product_uom_qty or ''&gt;">qty</text:text-input> <text:text-input text:description="&lt;order_line.product_uom.name or ''&gt;">Unit(s)</text:text-input></text:p>
          </table:table-cell>
          <table:table-cell table:style-name="Table3.D4" table:number-columns-spanned="2" office:value-type="float" office:value="0">
            <text:p text:style-name="P9"><text:text-input text:description="&lt;order_line.price_unit or ''&gt;">unit price</text:text-input></text:p>
          </table:table-cell>
          <table:covered-table-cell/>
          <table:table-cell table:style-name="Table3.A2" table:number-columns-spanned="2" office:value-type="string">
            <text:p text:style-name="P9"><text:text-input text:description="&lt;order_line.discount or ''&gt;">disc</text:text-input></text:p>
          </table:table-cell>
          <table:covered-table-cell/>
          <table:table-cell table:style-name="Table3.A2" office:value-type="string">
            <text:p text:style-name="P11"><text:text-input text:description="&lt;o.currency_id.name&gt;">hkd</text:text-input> <text:text-input text:description="&lt;formatLang(order_line.price_subtotal, digits=2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E7" table:number-columns-spanned="2" office:value-type="string">
            <text:p text:style-name="P9">Net Total:</text:p>
          </table:table-cell>
          <table:covered-table-cell/>
          <table:table-cell table:style-name="Table3.G7" table:number-columns-spanned="2" office:value-type="string">
            <text:p text:style-name="P11"><text:text-input text:description="&lt;o.currency_id.name&gt;">hkd</text:text-input> <text:text-input text:description="&lt;formatLang(o.amount_untaxed, digits=2, grouping=True)&gt;">subtotal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A1" table:number-columns-spanned="2" office:value-type="string">
            <text:p text:style-name="P9">Taxes:</text:p>
          </table:table-cell>
          <table:covered-table-cell/>
          <table:table-cell table:style-name="Table3.A1" table:number-columns-spanned="2" office:value-type="string">
            <text:p text:style-name="P11"><text:text-input text:description="&lt;o.currency_id.name&gt;">hkd</text:text-input> <text:text-input text:description="&lt;formatLang(o.amount_tax, digits=2, grouping=True)&gt;">tax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12"/>
          </table:table-cell>
          <table:table-cell table:style-name="Table3.A2" table:number-columns-spanned="2" office:value-type="string">
            <text:p text:style-name="P12">Total:</text:p>
          </table:table-cell>
          <table:covered-table-cell/>
          <table:table-cell table:style-name="Table3.A2" table:number-columns-spanned="2" office:value-type="string">
            <text:p text:style-name="P14"><text:text-input text:description="&lt;o.currency_id.name&gt;">hkd</text:text-input> <text:text-input text:description="&lt;formatLang(o.amount_total, digits=2, grouping=True)&gt;">total</text:text-input></text:p>
          </table:table-cell>
          <table:covered-table-cell/>
        </table:table-row>
      </table:table>
      <text:p text:style-name="P3"/>
      <text:p text:style-name="P4"/>
      <text:p text:style-name="P19"><text:text-input text:description="&lt;o.note&gt;">note</text:text-input></text:p>
      <text:p text:style-name="P19"/>
      <text:p text:style-name="P19"><text:text-input text:description="&lt;o.payment_term.name&gt;">payment term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L PGothic" svg:font-family="'VL PGothic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3639in" table:align="left" style:writing-mode="lr-tb"/>
    </style:style>
    <style:style style:name="Table1.A" style:family="table-column">
      <style:table-column-properties style:column-width="0.4729in"/>
    </style:style>
    <style:style style:name="Table1.B" style:family="table-column">
      <style:table-column-properties style:column-width="1.5382in"/>
    </style:style>
    <style:style style:name="Table1.C" style:family="table-column">
      <style:table-column-properties style:column-width="5.3528in"/>
    </style:style>
    <style:style style:name="Table1.1" style:family="table-row">
      <style:table-row-properties style:min-row-height="0.2083in"/>
    </style:style>
    <style:style style:name="Table1.A1" style:family="table-cell">
      <style:table-cell-properties fo:padding="0.0382in" fo:border-left="none" fo:border-right="none" fo:border-top="0.9pt solid #000000" fo:border-bottom="none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none" fo:border-right="none" fo:border-top="none" fo:border-bottom="0.9pt solid #000000"/>
    </style:style>
    <style:style style:name="Table5" style:family="table">
      <style:table-properties style:width="7.3701in" table:align="margins"/>
    </style:style>
    <style:style style:name="Table5.A" style:family="table-column">
      <style:table-column-properties style:column-width="7.3701in" style:rel-column-width="65535*"/>
    </style:style>
    <style:style style:name="Table5.A1" style:family="table-cell">
      <style:table-cell-properties fo:padding="0.0382in" fo:border-left="none" fo:border-right="none" fo:border-top="0.9pt solid #000000" fo:border-bottom="none"/>
    </style:style>
    <style:style style:name="MP1" style:family="paragraph" style:parent-style-name="Standard">
      <style:paragraph-properties fo:margin-left="0in" fo:margin-right="-0.5209in" fo:text-align="start" style:justify-single-word="false" fo:text-indent="0in" style:auto-text-indent="false" style:shadow="none" style:text-autospace="none" style:writing-mode="lr-tb">
        <style:tab-stops>
          <style:tab-stop style:position="7.8126in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3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MP4" style:family="paragraph" style:parent-style-name="Standard">
      <style:text-properties style:font-name="Arial" fo:font-size="10pt" style:font-size-asian="8.75pt" style:font-size-complex="10pt"/>
    </style:style>
    <style:style style:name="MP5" style:family="paragraph" style:parent-style-name="Standard">
      <style:paragraph-properties fo:margin-left="0in" fo:margin-right="-0.5209in" fo:text-align="center" style:justify-single-word="false" fo:text-indent="0in" style:auto-text-indent="false" style:shadow="none" style:text-autospace="none" style:writing-mode="lr-tb">
        <style:tab-stops>
          <style:tab-stop style:position="7.8126in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6" style:family="paragraph" style:parent-style-name="Standard">
      <style:paragraph-properties fo:margin-left="0in" fo:margin-right="-0.5209in" fo:text-align="start" style:justify-single-word="false" fo:text-indent="0in" style:auto-text-indent="false" style:shadow="none" style:text-autospace="none" style:writing-mode="lr-tb">
        <style:tab-stops>
          <style:tab-stop style:position="7.8126in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P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8" style:family="paragraph" style:parent-style-name="Footer">
      <style:paragraph-properties fo:margin-left="0in" fo:margin-right="-0.5209in" fo:text-align="center" style:justify-single-word="false" fo:text-indent="0in" style:auto-text-indent="false" style:shadow="none" style:text-autospace="none" style:writing-mode="lr-tb">
        <style:tab-stops>
          <style:tab-stop style:position="7.8126in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in" fo:margin-bottom="0.7874in" fo:margin-left="0.45in" fo:margin-right="0.4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x="0.0209in" svg:y="0.0161in" svg:width="1.5728in" svg:height="0.5173in" draw:z-index="0"><draw:image xlink:href="Pictures/1000020100000097000000370C473CB0.png" xlink:type="simple" xlink:show="embed" xlink:actuate="onLoad"/></draw:frame></text:p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3" office:value-type="string">
              <text:p text:style-name="MP1"><text:text-input text:description="&lt;company.partner_id.name&gt;">&lt;company.partner_id.name&gt;</text:text-input> <text:s/>T/A OSCG</text:p>
            </table:table-cell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MP2"><text:text-input text:description="&lt;company.partner_id.street&gt;">&lt;company.partner_id.street&gt;</text:text-input></text:p>
              <text:p text:style-name="MP3"><text:text-input text:description="&lt;company.partner_id.street2&gt;">&lt;company.partner_id.street2&gt;</text:text-input></text:p>
              <text:p text:style-name="MP3"><text:text-input text:description="&lt;company.partner_id.city&gt;">&lt;company.partner_id.city&gt;</text:text-input><text:text-input text:description="&lt;company.partner_id.state_id&gt;">&lt;company.partner_id.state_id&gt;</text:text-input><text:text-input text:description="&lt;company.partner_id.zip&gt;">&lt;company.partner_id.zip&gt;</text:text-input></text:p>
              <text:p text:style-name="MP3"><text:text-input text:description="&lt;company.partner_id.country_id.name&gt;">&lt;company.partner_id.country_id.name&gt;</text:text-input></text:p>
            </table:table-cell>
            <table:covered-table-cell/>
            <table:table-cell table:style-name="Table1.A2" table:number-rows-spanned="2" office:value-type="string">
              <text:p text:style-name="MP4"/>
            </table:table-cell>
          </table:table-row>
          <table:table-row>
            <table:table-cell table:style-name="Table1.A3" office:value-type="string">
              <text:p text:style-name="MP1">Phone: </text:p>
              <text:p text:style-name="MP1">Mail: </text:p>
            </table:table-cell>
            <table:table-cell table:style-name="Table1.A3" office:value-type="string">
              <text:p text:style-name="MP5"><text:s text:c="7"/><text:text-input text:description="&lt;company.partner_id.phone&gt;">&lt;company.partner_id.phone&gt;</text:text-input></text:p>
              <text:p text:style-name="MP5"><text:text-input text:description="&lt;company.partner_id.email&gt;">&lt;company.partner_id.email&gt;</text:text-input></text:p>
            </table:table-cell>
            <table:covered-table-cell/>
          </table:table-row>
        </table:table>
        <text:p text:style-name="MP6"/>
      </style:header>
      <style:footer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MP7"><text:text-input text:description="&lt;company.rml_footer&gt;">&lt;company.rml_footer&gt;</text:text-input></text:p>
              <text:p text:style-name="MP8">Contact: <text:text-input text:description="&lt;o.user_id.name&gt;">&lt;o.user_id.name&gt;</text:text-input> - Page: <text:page-number text:select-page="current">1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3-10-25T10:41:19</dc:date>
    <dc:creator>hj </dc:creator>
    <meta:editing-duration>P4DT3H8M29S</meta:editing-duration>
    <meta:editing-cycles>142</meta:editing-cycles>
    <meta:generator>LibreOffice/3.5$Linux_x86 LibreOffice_project/350m1$Build-2</meta:generator>
    <meta:document-statistic meta:table-count="5" meta:image-count="1" meta:object-count="0" meta:page-count="1" meta:paragraph-count="69" meta:word-count="115" meta:character-count="924" meta:non-whitespace-character-count="866"/>
  </office:meta>
</office:document-meta>
</file>